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44cm" fo:min-width="5.9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2.1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5cm" fo:min-width="3.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409cm" fo:min-width="6.70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9cm" fo:min-width="2.61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48cm" fo:min-width="3.03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65cm" fo:min-width="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85cm" fo:min-width="6.5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4" draw:id="id4" draw:layer="layout" svg:width="6.41cm" svg:height="0.794cm" draw:transform="skewX (0.659210858478258) rotate (0.00174532925199433) translate (7.114cm 13.811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3cm" svg:height="3cm" svg:x="3.1cm" svg:y="8.1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" draw:id="id2" draw:layer="layout" svg:width="3.8cm" svg:height="1.4cm" svg:x="6.8cm" svg:y="4.8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7.207cm" svg:height="1.659cm" draw:transform="skewX (0.659210858478258) rotate (0.00174532925199433) translate (10.093cm 22.613cm)">
          <text:p text:style-name="P1">Wypisz suma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4.4cm" svg:height="2.6cm" svg:x="5.8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5cm" svg:height="2.4cm" svg:x="8.6cm" svg:y="25.3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8cm" svg:y1="3.7cm" svg:x2="8.7cm" svg:y2="4.8cm" draw:start-shape="id1" draw:start-glue-point="8" draw:end-shape="id2" svg:d="M8000 3700l700 1100" svg:viewBox="0 0 701 1101">
          <text:p/>
        </draw:connector>
        <draw:connector draw:style-name="gr7" draw:text-style-name="P3" draw:layer="layout" draw:type="line" svg:x1="8.7cm" svg:y1="6.2cm" svg:x2="5.75cm" svg:y2="8.1cm" draw:start-shape="id2" draw:start-glue-point="2" draw:end-shape="id3" draw:end-glue-point="4" svg:d="M8700 6200l-2950 1900" svg:viewBox="0 0 2951 1901">
          <text:p/>
        </draw:connector>
        <draw:connector draw:style-name="gr7" draw:text-style-name="P3" draw:layer="layout" draw:type="line" svg:x1="5.75cm" svg:y1="11.1cm" svg:x2="10.319cm" svg:y2="13.805cm" draw:start-shape="id3" draw:start-glue-point="6" draw:end-shape="id4" draw:end-glue-point="0" svg:d="M5750 11100l4569 2705" svg:viewBox="0 0 4570 2706">
          <text:p/>
        </draw:connector>
        <draw:custom-shape draw:style-name="gr8" draw:text-style-name="P2" xml:id="id5" draw:id="id5" draw:layer="layout" svg:width="7.5cm" svg:height="1.9cm" svg:x="5.1cm" svg:y="18.9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5.1cm" svg:y1="19.85cm" svg:x2="3.1cm" svg:y2="9.6cm" draw:start-shape="id5" draw:start-glue-point="3" draw:end-shape="id3" draw:end-glue-point="5" svg:d="M5100 19850h-2501v-10250h501" svg:viewBox="0 0 2502 10251">
          <text:p text:style-name="P1">TAK</text:p>
        </draw:connector>
        <draw:connector draw:style-name="gr9" draw:text-style-name="P3" draw:layer="layout" svg:x1="5.1cm" svg:y1="19.85cm" svg:x2="6.807cm" svg:y2="14.209cm" draw:start-shape="id5" draw:start-glue-point="3" draw:end-shape="id4" draw:end-glue-point="3" svg:d="M5100 19850h-501v-5641h2208" svg:viewBox="0 0 2209 5642">
          <text:p text:style-name="P1"/>
        </draw:connector>
        <draw:connector draw:style-name="gr9" draw:text-style-name="P3" draw:layer="layout" svg:x1="8.4cm" svg:y1="9.6cm" svg:x2="13.696cm" svg:y2="22.607cm" draw:start-shape="id3" draw:start-glue-point="7" draw:end-shape="id6" svg:d="M8400 9600h5296v13007" svg:viewBox="0 0 5297 13008">
          <text:p text:style-name="P1">NIE</text:p>
        </draw:connector>
        <draw:connector draw:style-name="gr7" draw:text-style-name="P3" draw:layer="layout" draw:type="line" svg:x1="12.414cm" svg:y1="24.268cm" svg:x2="11.1cm" svg:y2="25.3cm" draw:start-shape="id6" draw:start-glue-point="2" draw:end-shape="id7" draw:end-glue-point="4" svg:d="M12414 24268l-1314 1032" svg:viewBox="0 0 1315 1033">
          <text:p/>
        </draw:connector>
        <draw:custom-shape draw:style-name="gr10" draw:text-style-name="P2" draw:layer="layout" svg:width="7cm" svg:height="4.1cm" svg:x="12cm" svg:y="2.1cm">
          <text:p text:style-name="P1"><text:span text:style-name="T1">Program sumuje liczby dodawane przez </text:span></text:p>
          <text:p text:style-name="P1"><text:span text:style-name="T1">użytkownika do momentu, kiedy ich suma przekroczy 75</text:span>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6.356814812</meta:creation-date>
    <dc:date>2018-09-27T08:42:17.601765581</dc:date>
    <meta:editing-duration>PT15M20S</meta:editing-duration>
    <meta:editing-cycles>2</meta:editing-cycles>
    <meta:generator>LibreOffice/6.0.3.2$Linux_X86_64 LibreOffice_project/00m0$Build-2</meta:generator>
    <meta:document-statistic meta:object-count="15"/>
  </office:meta>
</office:document-meta>
</file>